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re Franklin" svg:font-family="'Libre Franklin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5632"/>
    </style:style>
    <style:style style:name="P2" style:family="paragraph" style:parent-style-name="Heading_20_2">
      <style:text-properties officeooo:rsid="001f5632" officeooo:paragraph-rsid="001f5632"/>
    </style:style>
    <style:style style:name="P3" style:family="paragraph" style:parent-style-name="Text_20_body" style:list-style-name="L1">
      <style:text-properties officeooo:rsid="0020c9c3" officeooo:paragraph-rsid="0020c9c3"/>
    </style:style>
    <style:style style:name="P4" style:family="paragraph" style:parent-style-name="Text_20_body" style:list-style-name="L1">
      <style:text-properties fo:font-style="normal" officeooo:rsid="0020c9c3" officeooo:paragraph-rsid="0020c9c3" style:font-style-asian="normal" style:font-style-complex="normal"/>
    </style:style>
    <style:style style:name="P5" style:family="paragraph" style:parent-style-name="Text_20_body" style:list-style-name="L1">
      <style:text-properties fo:font-style="normal" officeooo:rsid="00216993" officeooo:paragraph-rsid="00216993" style:font-style-asian="normal" style:font-style-complex="normal"/>
    </style:style>
    <style:style style:name="P6" style:family="paragraph" style:parent-style-name="Text_20_body" style:list-style-name="L1">
      <style:text-properties fo:font-style="normal" officeooo:rsid="0021b2c7" officeooo:paragraph-rsid="0021b2c7" style:font-style-asian="normal" style:font-style-complex="normal"/>
    </style:style>
    <style:style style:name="P7" style:family="paragraph" style:parent-style-name="Text_20_body" style:list-style-name="L1">
      <style:text-properties fo:font-style="normal" officeooo:rsid="0021c149" officeooo:paragraph-rsid="0021c149" style:font-style-asian="normal" style:font-style-complex="normal"/>
    </style:style>
    <style:style style:name="P8" style:family="paragraph" style:parent-style-name="Text_20_body" style:list-style-name="L1">
      <style:text-properties fo:font-style="normal" officeooo:rsid="00222027" officeooo:paragraph-rsid="00222027" style:font-style-asian="normal" style:font-style-complex="normal"/>
    </style:style>
    <style:style style:name="P9" style:family="paragraph" style:parent-style-name="Text_20_body" style:list-style-name="L1">
      <style:text-properties fo:font-style="normal" officeooo:rsid="002400ee" officeooo:paragraph-rsid="002400ee" style:font-style-asian="normal" style:font-style-complex="normal"/>
    </style:style>
    <style:style style:name="P10" style:family="paragraph" style:parent-style-name="Text_20_body" style:list-style-name="L1">
      <style:text-properties fo:font-style="normal" officeooo:rsid="00249e3f" officeooo:paragraph-rsid="00249e3f" style:font-style-asian="normal" style:font-style-complex="normal"/>
    </style:style>
    <style:style style:name="P11" style:family="paragraph" style:parent-style-name="Text_20_body" style:list-style-name="L1">
      <style:text-properties fo:font-style="normal" officeooo:rsid="00259acb" officeooo:paragraph-rsid="00259acb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fo:color="#333333" style:font-name="Libre Franklin" fo:font-size="9.60000038146973pt" fo:letter-spacing="normal" fo:font-style="normal" fo:font-weight="bold"/>
    </style:style>
    <style:style style:name="T3" style:family="text">
      <style:text-properties fo:font-variant="normal" fo:text-transform="none" fo:color="#333333" style:font-name="Libre Franklin" fo:font-size="9.60000038146973pt" fo:letter-spacing="normal" fo:font-style="normal" fo:font-weight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16993"/>
    </style:style>
    <style:style style:name="T6" style:family="text">
      <style:text-properties officeooo:rsid="002400ee"/>
    </style:style>
    <style:style style:name="T7" style:family="text">
      <style:text-properties officeooo:rsid="00249e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Panelists</text:h>
      <text:p text:style-name="P1"><text:span text:style-name="Strong_20_Emphasis"><text:span text:style-name="T2">Eugene Leventhal: </text:span></text:span><text:span text:style-name="T3">Project Manager – Partnerships, CMU<text:line-break/></text:span><text:span text:style-name="Strong_20_Emphasis"><text:span text:style-name="T2">Jonnet Solomon: </text:span></text:span><text:span text:style-name="T3">CEO &amp; Founder, Booxsmart<text:line-break/></text:span><text:span text:style-name="Strong_20_Emphasis"><text:span text:style-name="T2">Kyle Soska: </text:span></text:span><text:span text:style-name="T3">PhD Student (Blockchain Application), CMU</text:span></text:p>
      <text:h text:style-name="P2" text:outline-level="2">Questions</text:h>
      <text:list xml:id="list4244059115" text:style-name="L1">
        <text:list-item>
          <text:p text:style-name="P3">Cryptocurrencies such as Bitcoin and Ethereum track transactions on <text:span text:style-name="T5">what is called </text:span>a <text:span text:style-name="T4">blockchain database.</text:span><text:span text:style-name="T1"><text:line-break/><text:line-break/>In your own words, describe what a blockchain is and why you believe this technology is important </text:span></text:p>
        </text:list-item>
        <text:list-item>
          <text:p text:style-name="P3">One of the most important properties of a blockchain is <text:span text:style-name="T4">immutability –</text:span><text:span text:style-name="T1"> once data is added, it cannot be changed. This is true for all major blockchain backed cryptocurrencies, but not always for private blockchain applications.<text:line-break/><text:line-break/>How are your projects designed to protect the immutability of your blockchain?</text:span></text:p>
        </text:list-item>
        <text:list-item>
          <text:p text:style-name="P4">For applications such as healthcare and voting, there are serious privacy concerns.<text:line-break/><text:line-break/>What are some ways that blockchain applications can protect privacy?</text:p>
        </text:list-item>
        <text:list-item>
          <text:p text:style-name="P5">Part of the success of blockchain is the system of economic incentives provided by cryptocurrencies – miners that secure the blockchain are rewarded with new coins and transaction fees for expending their electricity and computing power.<text:line-break/><text:line-break/>What ideas do you have for incentivising blockchain mining <text:span text:style-name="T7">and protecting security </text:span>without a cryptocurrency reward?</text:p>
        </text:list-item>
        <text:list-item>
          <text:p text:style-name="P6">I know we’re talking beyond cryptocurrencies, but they are certainly a large part of the blockchain economy.<text:line-break/><text:line-break/>So what is your favorite cryptocurrency project, and why?</text:p>
        </text:list-item>
        <text:list-item>
          <text:p text:style-name="P7">One of the great properties of public blockchains (including cryptocurrencies and other applications) is true censorship resistance. However, many believe there is a risk of government “bans” or interventions against decentralized technologies.<text:line-break/><text:line-break/>Do you forsee a threat to blockchain projects from government powers or other public pressure?</text:p>
        </text:list-item>
        <text:list-item>
          <text:p text:style-name="P8">Decentralized blockchains use algorithms such as Proof of Work Mining or the newer Proof of Stake to ensure that everyone on the network follows the rules. <text:line-break/><text:line-break/>How do your projects enforce network consensus? <text:span text:style-name="T6">What algorithms do you use?</text:span></text:p>
        </text:list-item>
        <text:list-item>
          <text:p text:style-name="P9"><text:soft-page-break/>And given that most major blockchains use a form of proof-of-work, do you see an alternative such as proof of stake or another alternative gaining popularity in the future?</text:p>
        </text:list-item>
        <text:list-item>
          <text:p text:style-name="P9">With the concept of tokenization, it’s easy to envision a future in which we transfer assets like home deeds and car titles to one another using a blockchain, rather than a government agency. I recently prototyped this concept by creating a tokenized “blockchain lawnmower” that will start with my crypto wallet, in fact.<text:line-break/><text:line-break/>What are your thoughts on tokenizing and trading real world assets in this digital form?</text:p>
        </text:list-item>
        <text:list-item>
          <text:p text:style-name="P10">All of us here are excited at the potential for decentralized and blockchain-backed applications. However, blockchain is not the solution for all engineering challenges.<text:line-break/><text:line-break/>How do you know when to steer businesses and project <text:span text:style-name="T4">away</text:span> from using a blockchain?</text:p>
        </text:list-item>
        <text:list-item>
          <text:p text:style-name="P11">Proof of Stake has emerged as a popular alternative to proof of work consensus algorithms.<text:line-break/><text:line-break/>Can you describe some issues with Proof of Stake algorithm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re Franklin" svg:font-family="'Libre Franklin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0:23:50.433000000</meta:creation-date>
    <dc:date>2020-02-27T10:38:10.293322056</dc:date>
    <meta:editing-duration>PT1H27M55S</meta:editing-duration>
    <meta:editing-cycles>8</meta:editing-cycles>
    <meta:generator>LibreOffice/5.4.2.2$MacOSX_X86_64 LibreOffice_project/22b09f6418e8c2d508a9eaf86b2399209b0990f4</meta:generator>
    <meta:document-statistic meta:table-count="0" meta:image-count="0" meta:object-count="0" meta:page-count="2" meta:paragraph-count="14" meta:word-count="456" meta:character-count="2937" meta:non-whitespace-character-count="2491"/>
  </office:meta>
</office:document-meta>
</file>